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Receip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Receipt">
            <text:p>TenderReceipt</text:p>
          </table:table-cell>
          <table:table-cell table:style-name="ce8" office:value-type="string" office:string-value="Tender Receipt. Details">
            <text:p>Tender Receipt. Details</text:p>
          </table:table-cell>
          <table:table-cell table:style-name="ce8" office:value-type="string" office:string-value=""/>
          <table:table-cell table:style-name="ce8" office:value-type="string" office:string-value="Tender Receipt">
            <text:p>Tender Receip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by a contracting party to an economic operator acknowledging receipt of a Tender.">
            <text:p>A document sent by a contracting party to an economic operator acknowledging receipt of a Ten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 Receipt. UBL Version Identifier. Identifier">
            <text:p>Tender Receipt. UBL Version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 Receipt. Customization Identifier. Identifier">
            <text:p>Tender Receipt. Customization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 Receipt. Profile Identifier. Identifier">
            <text:p>Tender Receipt. Profile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 Receipt. Profile Execution Identifier. Identifier">
            <text:p>Tender Receipt. Profile Execution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 Receipt. Identifier">
            <text:p>Tender Receipt.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 Receipt. Copy_ Indicator. Indicator">
            <text:p>Tender Receipt. Copy_ Indicator. Indicator</text:p>
          </table:table-cell>
          <table:table-cell table:style-name="ce9" office:value-type="string" office:string-value=""/>
          <table:table-cell office:value-type="string" table:style-name="ce9" office:string-value="Tender Receipt">
            <text:p>Tender Receip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 Receipt. UUID. Identifier">
            <text:p>Tender Receipt. UUID.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Tender Receipt. Contract Folder Identifier. Identifier">
            <text:p>Tender Receipt. Contract Folder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Tender Receipt. Issue Date. Date">
            <text:p>Tender Receipt. Issue Date. Dat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Tender Receipt. Issue Time. Time">
            <text:p>Tender Receipt. Issue Time. Tim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9" office:string-value="Tender Receipt. Contract Name. Text">
            <text:p>Tender Receipt. Contract Name. Text</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3]&lt;&gt;&quot;&quot;;CONCATENATE([.F13];&quot; &quot;;[.G13]);[.G13])"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Short title of a contract associated with this Tender.">
            <text:p>Short title of a contract associated with this T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ender Receipt. Note. Text">
            <text:p>Tender Receipt. Note. Text</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RegisteredDate">
            <text:p>RegisteredDate</text:p>
          </table:table-cell>
          <table:table-cell office:value-type="string" table:style-name="ce9" office:string-value="Tender Receipt. Registered Date. Date">
            <text:p>Tender Receipt. Registered Date. Dat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Registered">
            <text:p>Registered</text:p>
          </table:table-cell>
          <table:table-cell office:value-type="string" table:style-name="ce9" office:string-value="Date">
            <text:p>Date</text:p>
          </table:table-cell>
          <table:table-cell office:value-type="string" table:style-name="ce11" table:formula="of:=IF([.F15]&lt;&gt;&quot;&quot;;CONCATENATE([.F15];&quot; &quot;;[.G15]);[.G15])" office:string-value="Registered Date">
            <text:p>Registered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5]&lt;&gt;&quot;&quot;;CONCATENATE([.J15];&quot;_ &quot;;[.I15];&quot;. Type&quot;);CONCATENATE([.I15];&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e Tender Receipt was created.">
            <text:p>The date, assigned by the sender, on which the Tender Receipt was creat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RegisteredTime">
            <text:p>RegisteredTime</text:p>
          </table:table-cell>
          <table:table-cell office:value-type="string" table:style-name="ce9" office:string-value="Tender Receipt. Registered Time. Time">
            <text:p>Tender Receipt. Registered Time. Tim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Registered">
            <text:p>Registered</text:p>
          </table:table-cell>
          <table:table-cell office:value-type="string" table:style-name="ce9" office:string-value="Time">
            <text:p>Time</text:p>
          </table:table-cell>
          <table:table-cell office:value-type="string" table:style-name="ce11" table:formula="of:=IF([.F16]&lt;&gt;&quot;&quot;;CONCATENATE([.F16];&quot; &quot;;[.G16]);[.G16])" office:string-value="Registered Time">
            <text:p>Registered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6]&lt;&gt;&quot;&quot;;CONCATENATE([.J16];&quot;_ &quot;;[.I16];&quot;. Type&quot;);CONCATENATE([.I16];&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e Tender Receipt was created.">
            <text:p>The time, assigned by the sender, at which the Tender Receipt was creat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enderDocumentReference">
            <text:p>TenderDocumentReference</text:p>
          </table:table-cell>
          <table:table-cell table:style-name="ce10" office:value-type="string" office:string-value="Tender Receipt. Tender_ Document Reference. Document Reference">
            <text:p>Tender Receipt. Tender_ Document Reference. Document Reference</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received Tender.">
            <text:p>A reference to a received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Tender Receipt. Signature">
            <text:p>Tender Receipt. Signature</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10" office:value-type="string" office:string-value="Tender Receipt. Sender_ Party. Party">
            <text:p>Tender Receipt. Sender_ Party. Party</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Tender Receipt. Receiver_ Party. Party">
            <text:p>Tender Receipt. Receiver_ Party. Party</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